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Standard">
      <style:text-properties officeooo:rsid="03424954" officeooo:paragraph-rsid="03424954"/>
    </style:style>
    <style:style style:name="P4" style:family="paragraph" style:parent-style-name="Normal_20__28_Web_29_">
      <style:text-properties officeooo:rsid="036d7c84" officeooo:paragraph-rsid="036d7c84"/>
    </style:style>
    <style:style style:name="P5" style:family="paragraph" style:parent-style-name="Text_20_body">
      <style:paragraph-properties fo:margin-left="0cm" fo:margin-right="0cm" fo:text-indent="0cm" style:auto-text-indent="false" style:writing-mode="lr-tb"/>
    </style:style>
    <style:style style:name="P6" style:family="paragraph" style:parent-style-name="Text_20_body">
      <style:paragraph-properties fo:margin-left="0cm" fo:margin-right="0cm" fo:text-indent="0cm" style:auto-text-indent="false" style:writing-mode="lr-tb"/>
      <style:text-properties fo:background-color="transparent"/>
    </style:style>
    <style:style style:name="P7" style:family="paragraph" style:parent-style-name="Text_20_body">
      <style:text-properties officeooo:rsid="0480eec0" officeooo:paragraph-rsid="04823b1b" fo:background-color="transparent"/>
    </style:style>
    <style:style style:name="P8" style:family="paragraph" style:parent-style-name="Text_20_body">
      <style:paragraph-properties fo:margin-left="0cm" fo:margin-right="0cm" fo:text-indent="0cm" style:auto-text-indent="false" style:writing-mode="lr-tb"/>
      <style:text-properties officeooo:paragraph-rsid="0494e84d" fo:background-color="transparent"/>
    </style:style>
    <style:style style:name="P9" style:family="paragraph" style:parent-style-name="Change">
      <style:text-properties officeooo:paragraph-rsid="049c0d1b"/>
    </style:style>
    <style:style style:name="P10" style:family="paragraph" style:parent-style-name="Text_20_body">
      <style:text-properties officeooo:paragraph-rsid="049c0d1b"/>
    </style:style>
    <style:style style:name="P11" style:family="paragraph" style:parent-style-name="Standard">
      <style:paragraph-properties fo:text-align="center" style:justify-single-word="false" fo:orphans="2" fo:widows="2"/>
    </style:style>
    <style:style style:name="P12" style:family="paragraph" style:parent-style-name="Standard">
      <style:text-properties fo:language="en" fo:country="GB"/>
    </style:style>
    <style:style style:name="P13" style:family="paragraph" style:parent-style-name="Standard">
      <style:paragraph-properties fo:text-align="end" style:justify-single-word="false" fo:orphans="2" fo:widows="2"/>
    </style:style>
    <style:style style:name="P14" style:family="paragraph" style:parent-style-name="Standard">
      <style:text-properties style:font-name="Times New Roman" fo:font-size="12pt" style:font-size-asian="12pt" style:font-name-complex="Times New Roman1"/>
    </style:style>
    <style:style style:name="P15"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16" style:family="paragraph" style:parent-style-name="Standard">
      <style:paragraph-properties fo:orphans="2" fo:widows="2"/>
    </style:style>
    <style:style style:name="P17"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18" style:family="paragraph" style:parent-style-name="Footer">
      <style:paragraph-properties fo:text-align="center" style:justify-single-word="false"/>
    </style:style>
    <style:style style:name="P19"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20" style:family="paragraph" style:parent-style-name="Normal_20__28_Web_29_" style:list-style-name="L1">
      <style:text-properties officeooo:rsid="036d7c84" officeooo:paragraph-rsid="036d7c84"/>
    </style:style>
    <style:style style:name="P21" style:family="paragraph" style:parent-style-name="Normal_20__28_Web_29_" style:list-style-name="L1">
      <style:text-properties officeooo:rsid="036d7c84" officeooo:paragraph-rsid="049e5235"/>
    </style:style>
    <style:style style:name="P22" style:family="paragraph" style:parent-style-name="Normal_20__28_Web_29_" style:list-style-name="L1">
      <style:text-properties officeooo:rsid="049d9dcc" officeooo:paragraph-rsid="049d9dcc"/>
    </style:style>
    <style:style style:name="P23" style:family="paragraph" style:parent-style-name="Normal_20__28_Web_29_">
      <style:text-properties officeooo:paragraph-rsid="036d7c84"/>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910e0"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9f0985"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officeooo:rsid="049f0985" style:font-name-asian="SimSun" style:font-size-asian="24pt" style:language-asian="zh" style:country-asian="CN" style:font-weight-asian="bold" style:font-name-complex="Times New Roman1" style:font-size-complex="12pt"/>
    </style:style>
    <style:style style:name="T10" style:family="text">
      <style:text-properties style:font-name="Times New Roman" fo:language="en" fo:country="GB" style:font-name-complex="Times New Roman1"/>
    </style:style>
    <style:style style:name="T11" style:family="text">
      <style:text-properties style:font-name="Times New Roman" fo:font-size="12pt" style:font-size-asian="12pt" style:font-name-complex="Times New Roman1"/>
    </style:style>
    <style:style style:name="T12" style:family="text">
      <style:text-properties fo:language="en" fo:country="GB"/>
    </style:style>
    <style:style style:name="T13"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 style:family="text">
      <style:text-properties fo:color="#202124" loext:opacity="100%" style:font-name="Times New Roman" fo:font-size="14pt" fo:font-weight="bold" officeooo:rsid="0469a7ea" fo:background-color="transparent" loext:char-shading-value="0" style:font-name-asian="SimSun" style:font-size-asian="14pt" style:language-asian="zh" style:country-asian="CN" style:font-weight-asian="bold" style:font-name-complex="Times New Roman1" style:font-size-complex="12pt"/>
    </style:style>
    <style:style style:name="T15" style:family="text">
      <style:text-properties fo:color="#202124" loext:opacity="100%" style:font-name="Times New Roman" fo:font-size="14pt" fo:font-weight="bold" officeooo:rsid="04922d5b" fo:background-color="transparent" loext:char-shading-value="0" style:font-name-asian="SimSun" style:font-size-asian="14pt" style:language-asian="zh" style:country-asian="CN" style:font-weight-asian="bold" style:font-name-complex="Times New Roman1" style:font-size-complex="12pt"/>
    </style:style>
    <style:style style:name="T16" style:family="text">
      <style:text-properties fo:color="#202124" loext:opacity="100%" style:font-name="Times New Roman" fo:font-size="14pt" fo:font-weight="bold" officeooo:rsid="049f0985" fo:background-color="transparent" loext:char-shading-value="0" style:font-name-asian="SimSun" style:font-size-asian="14pt" style:language-asian="zh" style:country-asian="CN" style:font-weight-asian="bold" style:font-name-complex="Times New Roman1" style:font-size-complex="12pt"/>
    </style:style>
    <style:style style:name="T17" style:family="text">
      <style:text-properties officeooo:rsid="0480eec0"/>
    </style:style>
    <style:style style:name="T18" style:family="text">
      <style:text-properties fo:background-color="transparent" loext:char-shading-value="0"/>
    </style:style>
    <style:style style:name="T19" style:family="text">
      <style:text-properties officeooo:rsid="0492fdd8"/>
    </style:style>
    <style:style style:name="T20" style:family="text">
      <style:text-properties officeooo:rsid="0495ab77"/>
    </style:style>
    <style:style style:name="T21" style:family="text">
      <style:text-properties officeooo:rsid="04963dbf"/>
    </style:style>
    <style:style style:name="T22" style:family="text">
      <style:text-properties officeooo:rsid="049c0d1b" fo:background-color="#ffff00" loext:char-shading-value="0"/>
    </style:style>
    <style:style style:name="T23" style:family="text">
      <style:text-properties officeooo:rsid="049d9dcc"/>
    </style:style>
    <style:style style:name="T24" style:family="text">
      <style:text-properties officeooo:rsid="049e5235"/>
    </style:style>
    <style:style style:name="T25" style:family="text">
      <style:text-properties officeooo:rsid="036d7c8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INTERNATIONAL ORGANISATION FOR STANDARDISATION</text:span></text:p>
      <text:p text:style-name="P11" loext:marker-style-name="T1"><text:span text:style-name="T1">ORGANISATION INTERNATIONALE DE NORMALISATION</text:span></text:p>
      <text:p text:style-name="P11" loext:marker-style-name="T1"><text:span text:style-name="T1">ISO/IEC JTC 1/SC 29/WG 3</text:span></text:p>
      <text:p text:style-name="P11" loext:marker-style-name="T1"><text:span text:style-name="T1">CODING OF MOVING PICTURES AND AUDIO</text:span></text:p>
      <text:p text:style-name="P12" loext:marker-style-name="T12"/>
      <text:p text:style-name="P13" loext:marker-style-name="T8"><text:span text:style-name="T2">ISO/IEC JTC 1/SC 29/WG 3 </text:span><text:span text:style-name="T8">m</text:span><text:span text:style-name="T10"> </text:span><text:span text:style-name="T9">67465</text:span></text:p>
      <text:p text:style-name="P13" loext:marker-style-name="T2"><text:span text:style-name="T5">Rennes, France</text:span><text:span text:style-name="T2"> – </text:span><text:span text:style-name="T4">April</text:span><text:span text:style-name="T2"> 202</text:span><text:span text:style-name="T3">4</text:span></text:p>
      <text:p text:style-name="P14" loext:marker-style-name="T11"/>
      <text:p text:style-name="P16" loext:marker-style-name="T6"><text:span text:style-name="T6">Title: </text:span><text:bookmark text:name="docs-internal-guid-b705e956-7fff-62fa-ad15-c3159c7763fc"/><text:span text:style-name="T14">Improving interoperability of </text:span><text:span text:style-name="T16">OFF fonts</text:span><text:span text:style-name="T14"> </text:span><text:span text:style-name="T16">with</text:span><text:span text:style-name="T14"> duplicated axis name</text:span><text:span text:style-name="T15">s</text:span></text:p>
      <text:p text:style-name="P17" loext:marker-style-name="T13"/>
      <text:p text:style-name="P16" loext:marker-style-name="T6"><text:span text:style-name="T6">Author: Dave Crossland (Google Inc., dcrossland@google.com), Behdad Esfahbod (behdad@behdad.org), Laurence Penn</text:span><text:span text:style-name="T7">e</text:span><text:span text:style-name="T6">y (lorp@lorp.org), Liam Quin (Delightful Computing, liam@delightfulcomputing.com), Rod Sheeter (Google Inc., rsheeter@google.com)</text:span></text:p>
      <text:p text:style-name="P15" loext:marker-style-name="T6"/>
      <text:p text:style-name="P15" loext:marker-style-name="T6"/>
      <text:h text:style-name="P19" text:outline-level="1" text:is-list-header="true"><text:bookmark-start text:name="__RefHeading___Toc117689_1712311476"/>Introduction<text:bookmark-end text:name="__RefHeading___Toc117689_1712311476"/></text:h>
      <text:p text:style-name="P3"><text:span text:style-name="T17">(</text:span>This <text:span text:style-name="T17">introduction is not part of the proposal)</text:span></text:p>
      <text:p text:style-name="P7"><text:bookmark text:name="docs-internal-guid-77d4db5a-7fff-6afa-ba4f-07f4ceef8847"/>This proposal does not introduce any new features. Rather, it provides documentation for what should happen in what might previously have been thought to be a rare edge case, so that different implementations can interoperate correctly.</text:p>
      <text:p text:style-name="P6">Currently, a variable font can have multiple entries in ‘fvar’ for the same axis. The specification does not disallow this. However, if more than one such multiple entry is visible to the user interface, the result is unpredictable and may be confusing for users.</text:p>
      <text:p text:style-name="P6">Therefore, we explicitly state that <text:span text:style-name="T22">at most</text:span> one duplicated axis entry may be visible, and require, for interoperability with existing tools, that it be the first.</text:p>
      <text:p text:style-name="P6">Fonts with multiple entries for the same axis are in use on the Web today, including as part of a technique referred to as Higher Order Interpolation (HOI). It is not a new feature, but the current specification is silent about it.</text:p>
      <text:p text:style-name="P5"><text:a xlink:type="simple" xlink:href="https://github.com/harfbuzz/boring-expansion-spec/issues/15" text:style-name="Internet_20_link" text:visited-style-name="Visited_20_Internet_20_Link"><text:span text:style-name="T18">https://github.com/harfbuzz/boring-expansion-spec/issues/15</text:span></text:a></text:p>
      <text:p text:style-name="P10"><text:line-break/></text:p>
      <text:p text:style-name="P9"><text:bookmark text:name="docs-internal-guid-5722c44d-7fff-9ada-ae3f-6ee4756b38a9"/>In 7.3.3 fvar—Font variations table, after VariationAxisRecord, after the paragraph about the HIDDEN_AXIS tag, add a new final paragraph as follows:</text:p>
      <text:p text:style-name="P23"><text:span text:style-name="T25">Fonts may have multiple axes with the same axisTag; this can be helpful for smooth animation and for non-linear interpolation. For each set of axes that has an identical axisTag:</text:span></text:p>
      <text:list text:style-name="L1">
        <text:list-item>
          <text:p text:style-name="P20"><text:span text:style-name="T23">A</text:span>t most one axis in the set shall be visible (i.e. have its HIDDEN_AXIS bit set to zero);</text:p>
        </text:list-item>
        <text:list-item>
          <text:p text:style-name="P21"><text:span text:style-name="T23">I</text:span>f the set contains a visible axis, it shall come before <text:span text:style-name="T24">any</text:span> non-visible axes of that set <text:span text:style-name="T24">i</text:span>n the axes array;</text:p>
        </text:list-item>
        <text:list-item>
          <text:p text:style-name="P20"><text:span text:style-name="T23">I</text:span>n a UI or an API, the minimum, maximum and default values for the common axisTag shall be taken from the minValue, maxValue and defaultValue of the axis in the set that comes earliest in the axes array;</text:p>
        </text:list-item>
        <text:list-item>
          <text:p text:style-name="P22">All axes in the set shall have the same defaultValue;</text:p>
        </text:list-item>
        <text:list-item>
          <text:p text:style-name="P20"><text:span text:style-name="T23">A</text:span>lthough the axis locations for all axes in the set are defined to be identical, their normalized values may be different when their minValue <text:span text:style-name="T23">or</text:span> maxValue are different;</text:p>
        </text:list-item>
        <text:list-item>
          <text:p text:style-name="P20"><text:span text:style-name="T23">I</text:span>ndependent adjustment of multiple axes having same axisTag <text:span text:style-name="T23">shall</text:span> not be offered or processed.</text:p>
        </text:list-item>
      </text:list>
      <text:p text:style-name="NOTE">NOTE 1<text:tab/>An implementation may choose to allow adjustment of a set of axes with no visible member, using the first member as described above, but there is no requirement to do so.</text:p>
      <text:p text:style-name="P4"/>
      <text:p text:style-name="P4"><text:soft-page-break/>[en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3</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63</meta:editing-cycles>
    <meta:creation-date>2023-07-10T17:06:00</meta:creation-date>
    <dc:date>2024-04-15T17:14:50.080034179</dc:date>
    <dc:language>en-GB</dc:language>
    <meta:editing-duration>P22DT21H47M2S</meta:editing-duration>
    <meta:generator>LibreOffice/7.6.4.1$Linux_X86_64 LibreOffice_project/60$Build-1</meta:generator>
    <meta:print-date>2024-04-03T20:36:38.374564258</meta:print-date>
    <meta:printed-by>PDF files: Liam Quin</meta:printed-by>
    <dc:creator>Liam Quin</dc:creator>
    <meta:document-statistic meta:table-count="0" meta:image-count="0" meta:object-count="0" meta:page-count="3" meta:paragraph-count="28" meta:word-count="443" meta:character-count="2764" meta:non-whitespace-character-count="2353"/>
    <meta:user-defined meta:name="AppVersion">16.0000</meta:user-defined>
    <meta:template xlink:type="simple" xlink:actuate="onRequest" xlink:title="Normal.dotm" xlink:href=""/>
  </office:meta>
</office:document-meta>
</file>